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28in"/>
    </style:style>
    <style:style style:name="co3" style:family="table-column">
      <style:table-column-properties fo:break-before="auto" style:column-width="5.9756in"/>
    </style:style>
    <style:style style:name="co5" style:family="table-column">
      <style:table-column-properties fo:break-before="auto" style:column-width="4.653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/>
          <table:table-cell table:style-name="ce1" office:value-type="string">
            <text:p>Ambiq Micro Apollo4</text:p>
          </table:table-cell>
          <table:table-cell table:style-name="ce1" office:value-type="string">
            <text:p>i.MX 8M Mini SoloLite (MIMX8MM1DVTLZAA)</text:p>
          </table:table-cell>
        </table:table-row>
        <table:table-row table:style-name="ro2">
          <table:table-cell office:value-type="string">
            <text:p>#of CPUs</text:p>
          </table:table-cell>
          <table:table-cell office:value-type="string">
            <text:p>1 M4F</text:p>
          </table:table-cell>
          <table:table-cell office:value-type="string">
            <text:p>1xA53, 1M4, GPU</text:p>
          </table:table-cell>
        </table:table-row>
        <table:table-row table:style-name="ro2">
          <table:table-cell office:value-type="string">
            <text:p>Process Node</text:p>
          </table:table-cell>
          <table:table-cell office:value-type="string">
            <text:p>22nm ULL</text:p>
          </table:table-cell>
          <table:table-cell office:value-type="string">
            <text:p>14nm</text:p>
          </table:table-cell>
        </table:table-row>
        <table:table-row table:style-name="ro2">
          <table:table-cell office:value-type="string">
            <text:p>RAM</text:p>
          </table:table-cell>
          <table:table-cell office:value-type="string">
            <text:p>1.8MB SRAM</text:p>
          </table:table-cell>
          <table:table-cell office:value-type="string">
            <text:p>32 KB L1 Instruction Cache, 32KB Data Cache, 512 KB unified L2 cache</text:p>
          </table:table-cell>
        </table:table-row>
        <table:table-row table:style-name="ro2">
          <table:table-cell office:value-type="string">
            <text:p>MRAM</text:p>
          </table:table-cell>
          <table:table-cell office:value-type="string">
            <text:p>2MB</text:p>
          </table:table-cell>
          <table:table-cell/>
        </table:table-row>
        <table:table-row table:style-name="ro2">
          <table:table-cell office:value-type="string">
            <text:p>XIP Aperture</text:p>
          </table:table-cell>
          <table:table-cell office:value-type="string">
            <text:p>64-96MB (on Apollo3; Apollo4 TBA)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DR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LPDDR4</text:p>
          </table:table-cell>
          <table:table-cell office:value-type="string">
            <text:p>No</text:p>
          </table:table-cell>
          <table:table-cell office:value-type="string">
            <text:p>8GB</text:p>
          </table:table-cell>
        </table:table-row>
        <table:table-row table:style-name="ro2">
          <table:table-cell office:value-type="string">
            <text:p>Speed</text:p>
          </table:table-cell>
          <table:table-cell office:value-type="string">
            <text:p>96mhz/192 mHz Turbo</text:p>
          </table:table-cell>
          <table:table-cell office:value-type="string">
            <text:p>1.8Ghz</text:p>
          </table:table-cell>
        </table:table-row>
        <table:table-row table:style-name="ro2">
          <table:table-cell office:value-type="string">
            <text:p>Connectivity</text:p>
          </table:table-cell>
          <table:table-cell office:value-type="string">
            <text:p>I2C, SPI, SDIO, USB</text:p>
          </table:table-cell>
          <table:table-cell office:value-type="string">
            <text:p>I2C, SAI, UART, SPI, SDIO, USB, PCIe, GbE)</text:p>
          </table:table-cell>
        </table:table-row>
        <table:table-row table:style-name="ro2">
          <table:table-cell office:value-type="string">
            <text:p>Display</text:p>
          </table:table-cell>
          <table:table-cell office:value-type="string">
            <text:p>MIPI DSI 640x480 2-lane</text:p>
          </table:table-cell>
          <table:table-cell office:value-type="string">
            <text:p>MIPI DSI 1080p60 4-lane</text:p>
          </table:table-cell>
        </table:table-row>
        <table:table-row table:style-name="ro2">
          <table:table-cell office:value-type="string">
            <text:p>eMMC</text:p>
          </table:table-cell>
          <table:table-cell office:value-type="string">
            <text:p>Yes, v4.51</text:p>
          </table:table-cell>
          <table:table-cell office:value-type="string">
            <text:p>eMMC 5.1 Flash (2 interfaces, uSDHC1 and uSDHC3)</text:p>
          </table:table-cell>
        </table:table-row>
        <table:table-row table:style-name="ro2">
          <table:table-cell office:value-type="string">
            <text:p>SPI</text:p>
          </table:table-cell>
          <table:table-cell office:value-type="string">
            <text:p>QuadSPI &amp; OctaSPI w/XIP</text:p>
          </table:table-cell>
          <table:table-cell office:value-type="string">
            <text:p>3x FlexSPI with support for XIP (for ME in low-power mode)</text:p>
          </table:table-cell>
        </table:table-row>
        <table:table-row table:style-name="ro3">
          <table:table-cell office:value-type="string">
            <text:p>UART</text:p>
          </table:table-cell>
          <table:table-cell office:value-type="string">
            <text:p>4x UART modules w/ flow control</text:p>
          </table:table-cell>
          <table:table-cell office:value-type="string">
            <text:p>Four Universal Asynchronous Receiver/Transmitter (UART) modules</text:p>
          </table:table-cell>
        </table:table-row>
        <table:table-row table:style-name="ro2">
          <table:table-cell office:value-type="string">
            <text:p>USB</text:p>
          </table:table-cell>
          <table:table-cell office:value-type="string">
            <text:p>1x USB 2.0 HS/FS device controller</text:p>
          </table:table-cell>
          <table:table-cell office:value-type="string">
            <text:p>Two USB 2.0 OTG controllers with integrated PHY interfaces:</text:p>
          </table:table-cell>
        </table:table-row>
        <table:table-row table:style-name="ro2">
          <table:table-cell office:value-type="string">
            <text:p>SDIO</text:p>
          </table:table-cell>
          <table:table-cell office:value-type="string">
            <text:p><text:s/>(SD 3.0)/1x eMMC (4.51)</text:p>
          </table:table-cell>
          <table:table-cell office:value-type="string">
            <text:p>SD/SDIO 3.0 compliance w/ 200mhz SDR up to 100MB/sec</text:p>
          </table:table-cell>
        </table:table-row>
        <table:table-row table:style-name="ro2">
          <table:table-cell office:value-type="string">
            <text:p>FPU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SecureBoot</text:p>
          </table:table-cell>
          <table:table-cell office:value-type="string">
            <text:p>Yes</text:p>
          </table:table-cell>
          <table:table-cell office:value-type="string">
            <text:p>Yes; High Assurance Boot (HAB)</text:p>
          </table:table-cell>
        </table:table-row>
        <table:table-row table:style-name="ro2">
          <table:table-cell office:value-type="string">
            <text:p>GPU </text:p>
          </table:table-cell>
          <table:table-cell office:value-type="string">
            <text:p>2D/2.5D Graphics Accelerator</text:p>
          </table:table-cell>
          <table:table-cell office:value-type="string">
            <text:p>GCNanoUltra for 3D acceleration, <text:s/>GC320 for 2D acceleration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>
            <text:p>Power Consumption, CPU</text:p>
          </table:table-cell>
          <table:table-cell office:value-type="string">
            <text:p><text:a xlink:href="https://ambiq.com/wp-content/uploads/2020/10/Apollo4-Blue-SoC-Product-Brief.pdf">3uA/mhz (576uA) @192MHz @2.2V: 1.2mW</text:a></text:p>
          </table:table-cell>
          <table:table-cell office:value-type="string">
            <text:p><text:a xlink:href="https://www.nxp.com/docs/en/data-sheet/IMX8MMCEC.pdf">Page 20</text:a> , 27, 800Mhz-1.6GHz</text:p>
          </table:table-cell>
        </table:table-row>
        <table:table-row table:style-name="ro4">
          <table:table-cell office:value-type="string">
            <text:p>Power Consumption, PSRAM QSPI/OPI (XIP)</text:p>
          </table:table-cell>
          <table:table-cell office:value-type="string">
            <text:p><text:a xlink:href="https://www.apmemory.com/wp-content/uploads/APM_PSRAM_OPI_Xccela-APS25608N-OBRx-v1.0-PKG.pdf">32MB: 5mA-26mA @13-MHz-200MHz; 96MB: 15mA-78mA @1.98V:</text:a> (9.9mW-154mW) </text:p>
          </table:table-cell>
          <table:table-cell office:value-type="string">
            <text:p>Page 20</text:p>
          </table:table-cell>
        </table:table-row>
        <table:table-row table:style-name="ro4">
          <table:table-cell office:value-type="string">
            <text:p>Power Consumption, Display</text:p>
          </table:table-cell>
          <table:table-cell office:value-type="string">
            <text:p>SPI (Recommended) MIP 4.4” 640x480 LCD: <text:a xlink:href="http://www.koe.j-display.com/upload/product/TX11D200VM1AAA.pdf">5.4mW LCD</text:a> <text:span text:style-name="T1">only</text:span>, 396mW (backlight, <text:span text:style-name="T1">optional</text:span>)</text:p>
          </table:table-cell>
          <table:table-cell office:value-type="string">
            <text:p>DSI 265mW (@ 2.1Gbps, Page 54)<text:span text:style-name="T1"> for connector only</text:span>, SPI available</text:p>
          </table:table-cell>
        </table:table-row>
        <table:table-row table:style-name="ro4">
          <table:table-cell office:value-type="string">
            <text:p>Standby Current CPU</text:p>
          </table:table-cell>
          <table:table-cell office:value-type="string">
            <text:p>1.5mA/mhz (Source: <text:a xlink:href="https://www.cnx-software.com/2020/09/17/ambiq-apollo-4-mcu-3µa-mhz/">CNX-Software</text:a>)</text:p>
          </table:table-cell>
          <table:table-cell/>
        </table:table-row>
        <table:table-row table:style-name="ro2">
          <table:table-cell office:value-type="string">
            <text:p>Standby Current, PSRAM</text:p>
          </table:table-cell>
          <table:table-cell office:value-type="string">
            <text:p>1.1mA (Page 1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>
            <text:p>Applications that could run:</text:p>
          </table:table-cell>
          <table:table-cell office:value-type="string">
            <text:p><text:a xlink:href="https://www.pjsip.org/">SIP Phone</text:a>: SMS, Video Calls, <text:a xlink:href="https://github.com/embox/embox/wiki/PJSIP-on-STM32">PJSIP on 512KB RAM</text:a> <text:s/><text:a xlink:href="https://www.youtube.com/watch?v=VUN0Hqvytks">Nuklear</text:a> GUI &amp; <text:a xlink:href="https://anton-bondarev.medium.com/design-web-site-on-linux-and-running-on-a-stm32-mcu">Websites</text:a></text:p>
          </table:table-cell>
          <table:table-cell office:value-type="string">
            <text:p>Debian/Ubuntu/Firefox/Chrome/Youtube</text:p>
          </table:table-cell>
        </table:table-row>
        <table:table-row table:style-name="ro4">
          <table:table-cell office:value-type="string">
            <text:p>Displays </text:p>
          </table:table-cell>
          <table:table-cell office:value-type="string">
            <text:p>4.4” (see above), 400x240 <text:a xlink:href="../../Desktop/%20%20https://www.j-display.com/product/pdf/Leaflet/2LL_2.7_rectagular_LPM027M128B.pdf">2.7” LCD w/o backlight: 180uW @6.5fps Image Refresh</text:a></text:p>
          </table:table-cell>
          <table:table-cell office:value-type="string">
            <text:p>1920x1080x60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(RAM= PSRAM/XIP/AXFS) SDR </text:p>
          </table:table-cell>
          <table:table-cell office:value-type="string">
            <text:p>Total Power Consumption (@100% CPU, 13mhz 32MB RAM &amp; 6.5fps Display): 16.5mW </text:p>
          </table:table-cell>
          <table:table-cell/>
        </table:table-row>
        <table:table-row table:style-name="ro2">
          <table:table-cell/>
          <table:table-cell office:value-type="string">
            <text:p>Total Power Consumption (@100% CPU, 133mhz 32MB RAM &amp; 6.5fps Display): 44.2mW </text:p>
          </table:table-cell>
          <table:table-cell/>
        </table:table-row>
        <table:table-row table:style-name="ro2">
          <table:table-cell/>
          <table:table-cell office:value-type="string">
            <text:p>Total Power Consumption (@100% CPU, 200mhz 32MB RAM &amp; 6.5fps Display): 58.08mW 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Total Power Consumption (@100% CPU, 13mhz 96MB RAM &amp; 6.5fps Display): 36.3mW </text:p>
          </table:table-cell>
          <table:table-cell/>
        </table:table-row>
        <table:table-row table:style-name="ro2">
          <table:table-cell/>
          <table:table-cell office:value-type="string">
            <text:p>Total Power Consumption (@100% CPU, 133mhz 96MB RAM &amp; 6.5fps Display):119.46mW</text:p>
          </table:table-cell>
          <table:table-cell/>
        </table:table-row>
        <table:table-row table:style-name="ro2">
          <table:table-cell/>
          <table:table-cell office:value-type="string">
            <text:p>Total Power Consumption (@100% CPU, 200mhz 96MB RAM &amp; 6.5fps Display):161.04mW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3/24/2021</text:date>, <text:time>19:5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6:52:15.63</meta:creation-date>
    <dc:date>2021-03-24T19:54:18.27</dc:date>
    <meta:editing-duration>PT2H58M57S</meta:editing-duration>
    <meta:editing-cycles>21</meta:editing-cycles>
    <meta:generator>OpenOffice/4.1.8$Win32 OpenOffice.org_project/418m3$Build-9803</meta:generator>
    <meta:document-statistic meta:table-count="3" meta:cell-count="81" meta:object-count="0"/>
  </office:meta>
</office:document-meta>
</file>